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sans-serif" svg:font-family="sans-serif"/>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officeooo:paragraph-rsid="001d7fba"/>
    </style:style>
    <style:style style:name="P2" style:family="paragraph" style:parent-style-name="Standard">
      <style:paragraph-properties fo:text-align="center" style:justify-single-word="false" style:writing-mode="lr-tb"/>
      <style:text-properties officeooo:paragraph-rsid="001e59c3"/>
    </style:style>
    <style:style style:name="P3" style:family="paragraph" style:parent-style-name="Standard">
      <style:paragraph-properties fo:text-align="center" style:justify-single-word="false" style:writing-mode="lr-tb"/>
      <style:text-properties officeooo:paragraph-rsid="001fd1ba"/>
    </style:style>
    <style:style style:name="P4" style:family="paragraph" style:parent-style-name="Standard">
      <style:paragraph-properties fo:text-align="center" style:justify-single-word="false" style:writing-mode="lr-tb"/>
      <style:text-properties officeooo:paragraph-rsid="0021be96"/>
    </style:style>
    <style:style style:name="P5" style:family="paragraph" style:parent-style-name="Standard" style:list-style-name="L2">
      <style:paragraph-properties fo:text-align="center" style:justify-single-word="false" style:writing-mode="lr-tb"/>
      <style:text-properties style:font-name="Monospace" officeooo:rsid="001d7fba" officeooo:paragraph-rsid="001d7fba"/>
    </style:style>
    <style:style style:name="P6" style:family="paragraph" style:parent-style-name="Standard">
      <style:paragraph-properties style:writing-mode="lr-tb"/>
      <style:text-properties style:font-name="Monospace" fo:font-size="12pt" officeooo:rsid="001d9d34" officeooo:paragraph-rsid="001d9d34" style:font-size-asian="12pt" style:font-size-complex="12pt"/>
    </style:style>
    <style:style style:name="P7" style:family="paragraph" style:parent-style-name="Standard" style:list-style-name="L3">
      <style:paragraph-properties style:writing-mode="lr-tb"/>
      <style:text-properties style:font-name="Monospace" fo:font-size="12pt" officeooo:paragraph-rsid="001d7fba" style:font-size-asian="12pt" style:font-size-complex="12pt"/>
    </style:style>
    <style:style style:name="P8" style:family="paragraph" style:parent-style-name="Standard">
      <style:paragraph-properties style:writing-mode="lr-tb"/>
      <style:text-properties style:font-name="Monospace" fo:font-size="12pt" officeooo:paragraph-rsid="001d7fba" style:font-size-asian="12pt" style:font-size-complex="12pt"/>
    </style:style>
    <style:style style:name="P9" style:family="paragraph" style:parent-style-name="Standard" style:list-style-name="L5">
      <style:paragraph-properties style:writing-mode="lr-tb"/>
      <style:text-properties style:font-name="Monospace" fo:font-size="12pt" officeooo:paragraph-rsid="001d7fba" style:font-size-asian="12pt" style:font-size-complex="12pt"/>
    </style:style>
    <style:style style:name="P10" style:family="paragraph" style:parent-style-name="Standard">
      <style:paragraph-properties style:writing-mode="lr-tb"/>
      <style:text-properties style:font-name="Monospace" fo:font-size="12pt" officeooo:paragraph-rsid="001d9d34" style:font-size-asian="12pt" style:font-size-complex="12pt"/>
    </style:style>
    <style:style style:name="P11" style:family="paragraph" style:parent-style-name="Standard">
      <style:paragraph-properties style:writing-mode="lr-tb"/>
      <style:text-properties style:font-name="Monospace" fo:font-size="12pt" officeooo:rsid="001e59c3" officeooo:paragraph-rsid="001e59c3" style:font-size-asian="12pt" style:font-size-complex="12pt"/>
    </style:style>
    <style:style style:name="P12" style:family="paragraph" style:parent-style-name="Standard" style:list-style-name="L6">
      <style:paragraph-properties style:writing-mode="lr-tb"/>
      <style:text-properties style:font-name="Monospace" fo:font-size="12pt" officeooo:paragraph-rsid="001d9d34" style:font-size-asian="12pt" style:font-size-complex="12pt"/>
    </style:style>
    <style:style style:name="P13" style:family="paragraph" style:parent-style-name="Standard">
      <style:paragraph-properties style:writing-mode="lr-tb"/>
      <style:text-properties style:font-name="Monospace" fo:font-size="12pt" officeooo:paragraph-rsid="001e59c3" style:font-size-asian="12pt" style:font-size-complex="12pt"/>
    </style:style>
    <style:style style:name="P14" style:family="paragraph" style:parent-style-name="Standard" style:list-style-name="L10">
      <style:paragraph-properties fo:text-align="start" style:justify-single-word="false" style:writing-mode="lr-tb"/>
      <style:text-properties style:font-name="Monospace" officeooo:paragraph-rsid="001fd1ba"/>
    </style:style>
    <style:style style:name="P15" style:family="paragraph" style:parent-style-name="Standard" style:list-style-name="L10">
      <style:paragraph-properties fo:text-align="start" style:justify-single-word="false" style:writing-mode="lr-tb"/>
      <style:text-properties style:font-name="Monospace" officeooo:paragraph-rsid="0021a21e"/>
    </style:style>
    <style:style style:name="P16" style:family="paragraph" style:parent-style-name="Standard">
      <style:paragraph-properties fo:text-align="start" style:justify-single-word="false" style:writing-mode="lr-tb"/>
      <style:text-properties style:font-name="Monospace" officeooo:paragraph-rsid="001fd1ba"/>
    </style:style>
    <style:style style:name="P17" style:family="paragraph" style:parent-style-name="Standard">
      <style:paragraph-properties fo:text-align="start" style:justify-single-word="false" style:writing-mode="lr-tb"/>
      <style:text-properties style:font-name="Monospace" officeooo:paragraph-rsid="0021a21e"/>
    </style:style>
    <style:style style:name="P18" style:family="paragraph" style:parent-style-name="Standard">
      <style:paragraph-properties fo:text-align="start" style:justify-single-word="false" style:writing-mode="lr-tb"/>
      <style:text-properties style:font-name="Monospace" officeooo:rsid="0021a21e" officeooo:paragraph-rsid="0021a21e"/>
    </style:style>
    <style:style style:name="P19" style:family="paragraph" style:parent-style-name="Standard">
      <style:paragraph-properties fo:text-align="start" style:justify-single-word="false" style:writing-mode="lr-tb"/>
      <style:text-properties style:font-name="Monospace" officeooo:rsid="0021be96" officeooo:paragraph-rsid="0021be96"/>
    </style:style>
    <style:style style:name="P20" style:family="paragraph" style:parent-style-name="Standard" style:list-style-name="L14">
      <style:paragraph-properties fo:text-align="start" style:justify-single-word="false" style:writing-mode="lr-tb"/>
      <style:text-properties style:font-name="Monospace" officeooo:rsid="0021be96" officeooo:paragraph-rsid="0021be96"/>
    </style:style>
    <style:style style:name="P21" style:family="paragraph" style:parent-style-name="Standard" style:list-style-name="L18">
      <style:paragraph-properties style:writing-mode="lr-tb"/>
      <style:text-properties style:font-name="Monospace" officeooo:rsid="00238ac9" officeooo:paragraph-rsid="00238ac9"/>
    </style:style>
    <style:style style:name="P22" style:family="paragraph" style:parent-style-name="Standard">
      <style:paragraph-properties fo:text-align="start" style:justify-single-word="false" style:writing-mode="lr-tb"/>
      <style:text-properties officeooo:paragraph-rsid="001fd1ba"/>
    </style:style>
    <style:style style:name="P23" style:family="paragraph" style:parent-style-name="Standard" style:list-style-name="L11">
      <style:paragraph-properties fo:text-align="start" style:justify-single-word="false" style:writing-mode="lr-tb"/>
      <style:text-properties officeooo:paragraph-rsid="0021a21e"/>
    </style:style>
    <style:style style:name="P24" style:family="paragraph" style:parent-style-name="Standard" style:list-style-name="L12">
      <style:paragraph-properties fo:text-align="start" style:justify-single-word="false" style:writing-mode="lr-tb"/>
      <style:text-properties officeooo:paragraph-rsid="0021a21e"/>
    </style:style>
    <style:style style:name="P25" style:family="paragraph" style:parent-style-name="Standard" style:list-style-name="L13">
      <style:paragraph-properties fo:text-align="start" style:justify-single-word="false" style:writing-mode="lr-tb"/>
      <style:text-properties officeooo:paragraph-rsid="0021a21e"/>
    </style:style>
    <style:style style:name="P26" style:family="paragraph" style:parent-style-name="Standard" style:list-style-name="L15">
      <style:paragraph-properties fo:text-align="start" style:justify-single-word="false" style:writing-mode="lr-tb"/>
      <style:text-properties officeooo:paragraph-rsid="0021be96"/>
    </style:style>
    <style:style style:name="P27" style:family="paragraph" style:parent-style-name="Standard" style:list-style-name="L16">
      <style:paragraph-properties fo:text-align="start" style:justify-single-word="false" style:writing-mode="lr-tb"/>
      <style:text-properties officeooo:paragraph-rsid="0021be96"/>
    </style:style>
    <style:style style:name="P28" style:family="paragraph" style:parent-style-name="Standard">
      <style:paragraph-properties fo:text-align="start" style:justify-single-word="false" style:writing-mode="lr-tb"/>
      <style:text-properties fo:font-size="12pt" officeooo:rsid="001e59c3" officeooo:paragraph-rsid="001e59c3" style:font-size-asian="12pt" style:font-size-complex="12pt"/>
    </style:style>
    <style:style style:name="P29" style:family="paragraph" style:parent-style-name="Standard">
      <style:paragraph-properties style:writing-mode="lr-tb"/>
      <style:text-properties fo:font-size="12pt" officeooo:paragraph-rsid="001e59c3" style:font-size-asian="12pt" style:font-size-complex="12pt"/>
    </style:style>
    <style:style style:name="P30" style:family="paragraph" style:parent-style-name="Standard" style:list-style-name="L7">
      <style:paragraph-properties style:writing-mode="lr-tb"/>
      <style:text-properties fo:font-size="12pt" officeooo:paragraph-rsid="001e59c3" style:font-size-asian="12pt" style:font-size-complex="12pt"/>
    </style:style>
    <style:style style:name="P31" style:family="paragraph" style:parent-style-name="Standard">
      <style:paragraph-properties style:writing-mode="lr-tb"/>
      <style:text-properties officeooo:paragraph-rsid="001fd1ba"/>
    </style:style>
    <style:style style:name="P32" style:family="paragraph" style:parent-style-name="Standard" style:list-style-name="L9">
      <style:paragraph-properties style:writing-mode="lr-tb"/>
      <style:text-properties officeooo:paragraph-rsid="001fd1ba"/>
    </style:style>
    <style:style style:name="P33" style:family="paragraph" style:parent-style-name="Standard">
      <style:paragraph-properties style:writing-mode="lr-tb"/>
      <style:text-properties officeooo:paragraph-rsid="0021be96"/>
    </style:style>
    <style:style style:name="P34" style:family="paragraph" style:parent-style-name="Standard" style:list-style-name="L16">
      <style:paragraph-properties fo:text-align="start" style:justify-single-word="false" style:writing-mode="lr-tb"/>
      <style:text-properties officeooo:rsid="0021be96" officeooo:paragraph-rsid="0021be96"/>
    </style:style>
    <style:style style:name="P35" style:family="paragraph" style:parent-style-name="Standard" style:list-style-name="L16">
      <style:paragraph-properties fo:text-align="start" style:justify-single-word="false" style:writing-mode="lr-tb"/>
      <style:text-properties officeooo:rsid="00238ac9" officeooo:paragraph-rsid="00238ac9"/>
    </style:style>
    <style:style style:name="T1" style:family="text">
      <style:text-properties style:font-name="monospace"/>
    </style:style>
    <style:style style:name="T2" style:family="text">
      <style:text-properties style:font-name="monospace" fo:font-size="13.5pt"/>
    </style:style>
    <style:style style:name="T3" style:family="text">
      <style:text-properties style:font-name="monospace" fo:font-size="13.5pt" officeooo:rsid="001d7fba"/>
    </style:style>
    <style:style style:name="T4" style:family="text">
      <style:text-properties style:font-name="monospace" fo:font-size="13.5pt" officeooo:rsid="0021be96"/>
    </style:style>
    <style:style style:name="T5" style:family="text">
      <style:text-properties style:font-name="monospace" fo:font-size="12pt" style:font-size-asian="12pt" style:font-size-complex="12pt"/>
    </style:style>
    <style:style style:name="T6" style:family="text">
      <style:text-properties officeooo:rsid="001d9d34"/>
    </style:style>
    <style:style style:name="T7" style:family="text">
      <style:text-properties officeooo:rsid="001e59c3"/>
    </style:style>
    <style:style style:name="T8" style:family="text">
      <style:text-properties officeooo:rsid="001fd1ba"/>
    </style:style>
    <style:style style:name="T9" style:family="text">
      <style:text-properties style:font-name="Monospace"/>
    </style:style>
    <style:style style:name="T10" style:family="text">
      <style:text-properties style:font-name="Monospace" officeooo:rsid="0021a21e"/>
    </style:style>
    <style:style style:name="T11" style:family="text">
      <style:text-properties style:font-name="Monospace" officeooo:rsid="0021be96"/>
    </style:style>
    <style:style style:name="T12" style:family="text">
      <style:text-properties officeooo:rsid="0021a2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2">+----------------<text:tab/>+</text:span><text:line-break/><text:span text:style-name="T2">|</text:span> <text:tab/><text:span text:style-name="T3">Phase 1</text:span> <text:tab/><text:tab/><text:span text:style-name="T2">|</text:span><text:line-break/><text:span text:style-name="T2">| DESIGN DOCUMENT<text:tab/>|</text:span><text:line-break/><text:span text:style-name="T2">+----------------<text:tab/>+</text:span></text:p>
      <text:p text:style-name="P1"><text:line-break/><text:span text:style-name="T2">---- GROUP ----</text:span><text:line-break/></text:p>
      <text:list xml:id="list2758391367" text:style-name="L2">
        <text:list-item>
          <text:p text:style-name="P5">AbdelRahman Adel AbdelFattah - 17012296</text:p>
        </text:list-item>
        <text:list-item>
          <text:p text:style-name="P5"/>
        </text:list-item>
      </text:list>
      <text:p text:style-name="P1"><text:line-break/><text:span text:style-name="T2">---- PRELIMINARIES ----</text:span></text:p>
      <text:p text:style-name="P1"><text:line-break/><text:span text:style-name="T2">None.</text:span></text:p>
      <text:p text:style-name="P1"><text:line-break/><text:span text:style-name="T2">JOIN</text:span><text:line-break/><text:span text:style-name="T2">====</text:span><text:line-break/><text:span text:style-name="T2">---- DATA STRUCTURES ----</text:span></text:p>
      <text:p text:style-name="P6">The included Semaphore in PintOS with an added priority (the thread’s priority) that is used in COND_ functions</text:p>
      <text:p text:style-name="P6"><text:s/></text:p>
      <text:list xml:id="list1499529647" text:style-name="L3">
        <text:list-item>
          <text:p text:style-name="P7">struct semaphore {</text:p>
        </text:list-item>
      </text:list>
      <text:p text:style-name="P8"><text:s text:c="4"/><text:tab/><text:tab/>unsigned value; <text:s text:c="11"/></text:p>
      <text:p text:style-name="P8"><text:s text:c="4"/><text:tab/><text:tab/>struct list waiters; <text:s text:c="6"/></text:p>
      <text:p text:style-name="P8"><text:s text:c="4"/><text:tab/><text:tab/>int priority;<text:tab/><text:tab/>//<text:span text:style-name="T6">added</text:span></text:p>
      <text:p text:style-name="P8"><text:tab/>};</text:p>
      <text:p text:style-name="P8"/>
      <text:p text:style-name="P6">The included Lock in PintOS with an added priority (the highest thread priority that is locking it) and an element of the locks list in thread.</text:p>
      <text:p text:style-name="P6"/>
      <text:list xml:id="list3662903659" text:style-name="L5">
        <text:list-item>
          <text:p text:style-name="P9">struct lock{</text:p>
        </text:list-item>
      </text:list>
      <text:p text:style-name="P8"><text:s text:c="4"/><text:tab/><text:tab/>struct thread *holder;</text:p>
      <text:p text:style-name="P8"><text:s text:c="4"/><text:tab/><text:tab/>struct semaphore semaphore;</text:p>
      <text:p text:style-name="P8"><text:s text:c="4"/><text:tab/><text:tab/>int priority;<text:tab/><text:tab/><text:tab/><text:tab/>//<text:span text:style-name="T6">added</text:span></text:p>
      <text:p text:style-name="P8"><text:s text:c="4"/><text:tab/><text:tab/>struct list_elem elem;<text:tab/>//<text:span text:style-name="T6">added</text:span></text:p>
      <text:p text:style-name="P10"><text:s text:c="2"/><text:tab/>};</text:p>
      <text:p text:style-name="P10"/>
      <text:p text:style-name="P11">Thread struct with an added locks that the thread is holding and any lock that the thread is waiting for “waiting”, also virtual_priority that is used as the actual priority we use</text:p>
      <text:p text:style-name="P10"/>
      <text:list xml:id="list2668737591" text:style-name="L6">
        <text:list-item>
          <text:p text:style-name="P12">struct thread</text:p>
        </text:list-item>
      </text:list>
      <text:p text:style-name="P10"><text:s text:c="2"/><text:tab/>{</text:p>
      <text:p text:style-name="P10"><text:s text:c="4"/><text:tab/><text:tab/>tid_t tid; <text:s text:c="24"/></text:p>
      <text:p text:style-name="P10"><text:s text:c="4"/><text:tab/><text:tab/>enum thread_status status; <text:s text:c="8"/></text:p>
      <text:p text:style-name="P10"><text:s text:c="4"/><text:tab/><text:tab/>char name[16]; <text:s text:c="21"/></text:p>
      <text:p text:style-name="P10"><text:s text:c="4"/><text:tab/><text:tab/>uint8_t *stack; <text:s text:c="20"/></text:p>
      <text:p text:style-name="P10"><text:s text:c="4"/><text:tab/><text:tab/>int priority; <text:s text:c="21"/></text:p>
      <text:p text:style-name="P10"><text:s text:c="4"/><text:tab/><text:tab/>struct list_elem allelem; <text:s text:c="10"/></text:p>
      <text:p text:style-name="P10"><text:soft-page-break/><text:s text:c="4"/><text:tab/><text:tab/>int64_t wakeUp; <text:s text:c="18"/></text:p>
      <text:p text:style-name="P10"><text:s text:c="4"/><text:tab/><text:tab/>int virtual_priority; <text:s text:c="3"/><text:tab/>//<text:span text:style-name="T7">added</text:span> <text:s text:c="11"/></text:p>
      <text:p text:style-name="P10"><text:s text:c="4"/><text:tab/><text:tab/>struct list locks; <text:tab/><text:tab/>//<text:span text:style-name="T7">added</text:span> <text:s text:c="17"/></text:p>
      <text:p text:style-name="P10"><text:s text:c="4"/><text:tab/><text:tab/>struct lock *waiting; <text:s text:c="3"/><text:tab/>//<text:span text:style-name="T6">added</text:span> <text:s text:c="11"/></text:p>
      <text:p text:style-name="P10"><text:s text:c="4"/><text:tab/><text:tab/>struct list_elem elem;</text:p>
      <text:p text:style-name="P10"><text:tab/>#ifdef USERPROG</text:p>
      <text:p text:style-name="P10"><text:s text:c="4"/><text:tab/><text:tab/>uint32_t *pagedir; <text:s text:c="17"/></text:p>
      <text:p text:style-name="P10"><text:tab/>#endif</text:p>
      <text:p text:style-name="P10"><text:s text:c="4"/><text:tab/><text:tab/>unsigned magic;</text:p>
      <text:p text:style-name="P13"><text:s text:c="2"/><text:tab/>};</text:p>
      <text:p text:style-name="P2"><text:line-break/><text:span text:style-name="T2">---- ALGORITHMS ----</text:span></text:p>
      <text:p text:style-name="P2"><text:span text:style-name="T2"/></text:p>
      <text:p text:style-name="P28"><text:span text:style-name="T1">Once a thread is created we check if it’s priority is larger than the current one. If yes we yield and reschedule.</text:span></text:p>
      <text:list xml:id="list1052768467" text:style-name="L7">
        <text:list-item>
          <text:p text:style-name="P30"><text:span text:style-name="T1">tid_t</text:span></text:p>
        </text:list-item>
      </text:list>
      <text:p text:style-name="P29"><text:span text:style-name="T1"><text:tab/>thread_create (const char *name, int priority,</text:span></text:p>
      <text:p text:style-name="P29"><text:span text:style-name="T1"><text:s text:c="15"/>thread_func *function, void *aux) </text:span></text:p>
      <text:p text:style-name="P29"><text:span text:style-name="T1"><text:tab/>{</text:span></text:p>
      <text:p text:style-name="P29"><text:span text:style-name="T1"><text:tab/><text:tab/>…</text:span></text:p>
      <text:p text:style-name="P29"><text:span text:style-name="T1"><text:tab/><text:tab/>…<text:tab/></text:span></text:p>
      <text:p text:style-name="P29"><text:span text:style-name="T1"><text:s text:c="2"/><text:tab/><text:tab/>if(priority&gt;thread_current()-&gt;virtual_priority){</text:span></text:p>
      <text:p text:style-name="P29"><text:span text:style-name="T1"><text:s text:c="4"/><text:tab/><text:tab/><text:tab/>thread_yield();</text:span></text:p>
      <text:p text:style-name="P29"><text:span text:style-name="T1"><text:s text:c="2"/><text:tab/><text:tab/>}</text:span></text:p>
      <text:p text:style-name="P29"><text:span text:style-name="T1"><text:tab/><text:tab/>…</text:span></text:p>
      <text:p text:style-name="P29"><text:span text:style-name="T1"><text:s text:c="2"/><text:tab/><text:tab/>return tid;</text:span></text:p>
      <text:p text:style-name="P31"><text:span text:style-name="T5"><text:tab/>}</text:span></text:p>
      <text:list xml:id="list1289772096" text:style-name="L9">
        <text:list-item>
          <text:p text:style-name="P32"><text:span text:style-name="T5">void</text:span></text:p>
        </text:list-item>
      </text:list>
      <text:p text:style-name="P29"><text:span text:style-name="T1"><text:tab/>thread_unblock (struct thread *t) </text:span></text:p>
      <text:p text:style-name="P29"><text:span text:style-name="T1"><text:tab/>{</text:span></text:p>
      <text:p text:style-name="P29"><text:span text:style-name="T1"><text:s/><text:tab/><text:tab/>…</text:span></text:p>
      <text:p text:style-name="P29"><text:span text:style-name="T1"><text:s text:c="2"/><text:tab/><text:tab/>//Check if the current thread has less priority</text:span></text:p>
      <text:p text:style-name="P29"><text:span text:style-name="T1"><text:s text:c="2"/><text:tab/><text:tab/>If(thread_current() != idle_thread &amp;&amp; <text:s/>thread_current()&gt;<text:tab/><text:tab/><text:tab/><text:tab/>virtual_priority &lt; t-&gt;virtual_priority){</text:span></text:p>
      <text:p text:style-name="P29"><text:span text:style-name="T1"><text:s text:c="4"/><text:tab/><text:tab/><text:tab/>thread_yield();</text:span></text:p>
      <text:p text:style-name="P29"><text:span text:style-name="T1"><text:s text:c="2"/><text:tab/><text:tab/>}</text:span></text:p>
      <text:p text:style-name="P29"><text:span text:style-name="T1"><text:s text:c="2"/><text:tab/>….</text:span></text:p>
      <text:p text:style-name="P22"><text:span text:style-name="T5"><text:tab/>}</text:span></text:p>
      <text:p text:style-name="P22"><text:span text:style-name="T5"/></text:p>
      <text:list xml:id="list3699382365" text:style-name="L10">
        <text:list-item>
          <text:p text:style-name="P14">void<text:line-break/>thread_yield (void){<text:line-break/> …<text:line-break/> // sort list before scheduling<text:line-break/> list_sort(&amp;ready_list,thread_bigger_compare, NULL);</text:p>
          <text:p text:style-name="P14">…<text:line-break/><text:span text:style-name="T8">}</text:span></text:p>
        </text:list-item>
      </text:list>
      <text:p text:style-name="P16">Sets the current thread's priority to NEW_PRIORITY.</text:p>
      <text:list xml:id="list15731653528663" text:continue-numbering="true" text:style-name="L10">
        <text:list-item>
          <text:p text:style-name="P14">void</text:p>
          <text:p text:style-name="P14">thread_set_priority (int new_priority) </text:p>
          <text:p text:style-name="P14">{</text:p>
          <text:p text:style-name="P14"><text:soft-page-break/><text:s text:c="2"/>if (thread_current()-&gt;virtual_priority == thread_current()-&gt;priority){</text:p>
          <text:p text:style-name="P14"><text:s text:c="4"/>thread_current()-&gt;virtual_priority = new_priority;</text:p>
          <text:p text:style-name="P14"><text:s text:c="2"/>}</text:p>
          <text:p text:style-name="P14"><text:s text:c="2"/>thread_current ()-&gt;priority = new_priority;</text:p>
          <text:p text:style-name="P14"><text:s text:c="2"/>thread_yield();</text:p>
          <text:p text:style-name="P14">}</text:p>
        </text:list-item>
      </text:list>
      <text:p text:style-name="P16">Donating the priority</text:p>
      <text:list xml:id="list15733120534867" text:continue-numbering="true" text:style-name="L10">
        <text:list-item>
          <text:p text:style-name="P14">void thread_donate(struct thread *t, int new_priority){</text:p>
          <text:list>
            <text:list-header>
              <text:p text:style-name="P14">t-&gt;virtual_priority = new_priority;</text:p>
              <text:p text:style-name="P15">thread_yield();</text:p>
            </text:list-header>
          </text:list>
          <text:p text:style-name="P15">}</text:p>
        </text:list-item>
      </text:list>
      <text:p text:style-name="P17"/>
      <text:p text:style-name="P18">Helper functions that show which struct element is bigger in a list (replace X with thread, sema, or lock and Y with priority or virtual priority)</text:p>
      <text:list xml:id="list2055335410" text:style-name="L11">
        <text:list-item>
          <text:p text:style-name="P23"><text:span text:style-name="T9">bool </text:span><text:span text:style-name="T10">X</text:span><text:span text:style-name="T9">_bigger_compare(struct list_elem *a, struct list_elem *b, void *aux)</text:span><text:span text:style-name="T10">{<text:line-break/><text:tab/></text:span><text:span text:style-name="T9">return list_entry(a, struct </text:span><text:span text:style-name="T10">X</text:span><text:span text:style-name="T9">, elem)-&gt;</text:span><text:span text:style-name="T10">Y</text:span><text:span text:style-name="T9"> &gt;list_entry(b, struct </text:span><text:span text:style-name="T10">X</text:span><text:span text:style-name="T9">, elem)-&gt;</text:span><text:span text:style-name="T10">Y</text:span><text:span text:style-name="T9">;</text:span></text:p>
        </text:list-item>
      </text:list>
      <text:p text:style-name="P17"><text:s text:c="3"/>}</text:p>
      <text:p text:style-name="P17"/>
      <text:p text:style-name="P17"/>
      <text:p text:style-name="P17"><text:span text:style-name="T12">S</text:span>ort to make the list from big to small priority <text:span text:style-name="T12">and then choose to unblock the biggest priority</text:span></text:p>
      <text:p text:style-name="P17">void</text:p>
      <text:list xml:id="list3820268776" text:style-name="L12">
        <text:list-item>
          <text:p text:style-name="P24"><text:span text:style-name="T9">sema_up (struct semaphore *sema) </text:span></text:p>
        </text:list-item>
      </text:list>
      <text:p text:style-name="P17"><text:tab/>{</text:p>
      <text:p text:style-name="P17"><text:tab/>…</text:p>
      <text:p text:style-name="P17"><text:s/><text:tab/>if (!list_empty (&amp;sema-&gt;waiters)){</text:p>
      <text:p text:style-name="P17"><text:s text:c="4"/><text:tab/><text:tab/>list_sort(&amp;sema-&gt;waiters,thread_bigger_compare,NULL); </text:p>
      <text:p text:style-name="P17"><text:s text:c="4"/><text:tab/><text:tab/><text:tab/>thread_unblock (list_entry (list_pop_front (&amp;sema-<text:tab/><text:tab/><text:tab/>&gt;waiters),struct thread, elem));</text:p>
      <text:p text:style-name="P17"><text:tab/><text:tab/>…</text:p>
      <text:p text:style-name="P17"/>
      <text:p text:style-name="P17"><text:s text:c="2"/><text:tab/><text:tab/>} </text:p>
      <text:p text:style-name="P17"><text:tab/>}</text:p>
      <text:p text:style-name="P17"/>
      <text:p text:style-name="P18"/>
      <text:p text:style-name="P18">Acquiring a lock, first the thread says that it’s waiting for this lock then. If there is no one holding the lock then the we sit the lock priority to the current thread, else we donate the lock priority to the thread and then see if any other locks in the chain has a higher prioirty</text:p>
      <text:p text:style-name="P18"/>
      <text:list xml:id="list3460148776" text:style-name="L13">
        <text:list-item>
          <text:p text:style-name="P25"><text:span text:style-name="T9">void</text:span></text:p>
        </text:list-item>
      </text:list>
      <text:p text:style-name="P17"><text:tab/>lock_acquire (struct lock *lock)</text:p>
      <text:p text:style-name="P17"><text:tab/>{</text:p>
      <text:p text:style-name="P17"><text:s text:c="2"/><text:tab/><text:tab/>ASSERT (lock != NULL);</text:p>
      <text:p text:style-name="P17"><text:s text:c="2"/><text:tab/><text:tab/>ASSERT (!intr_context ());</text:p>
      <text:p text:style-name="P17"><text:s text:c="2"/><text:tab/><text:tab/>ASSERT (!lock_held_by_current_thread (lock));</text:p>
      <text:p text:style-name="P17"><text:s text:c="2"/><text:tab/><text:tab/>thread_current()-&gt;waiting = lock;</text:p>
      <text:p text:style-name="P17"><text:soft-page-break/><text:s text:c="2"/><text:tab/><text:tab/>if(lock-&gt;holder==NULL){</text:p>
      <text:p text:style-name="P17"><text:s text:c="4"/><text:tab/><text:tab/><text:tab/>lock-&gt;priority=thread_current()-&gt;virtual_priority;</text:p>
      <text:p text:style-name="P17"><text:s text:c="2"/><text:tab/><text:tab/>}</text:p>
      <text:p text:style-name="P17"><text:s text:c="2"/><text:tab/><text:tab/>else{</text:p>
      <text:p text:style-name="P17"><text:s text:c="4"/><text:tab/><text:tab/><text:tab/>struct lock *current=lock;</text:p>
      <text:p text:style-name="P17"><text:s text:c="4"/><text:tab/><text:tab/><text:tab/>struct thread *holder=lock-&gt;holder;</text:p>
      <text:p text:style-name="P17"><text:s text:c="4"/><text:tab/><text:tab/><text:tab/>while(holder!=NULL &amp;&amp; holder-&gt;virtual_priority &lt; <text:tab/><text:tab/><text:tab/><text:tab/>thread_current()-&gt;virtual_priority){</text:p>
      <text:p text:style-name="P17"><text:s text:c="6"/><text:tab/><text:tab/><text:tab/>thread_donate(holder, thread_current()-<text:tab/><text:tab/><text:tab/><text:tab/><text:tab/><text:tab/>&gt;virtual_priority);</text:p>
      <text:p text:style-name="P17"><text:s text:c="6"/><text:tab/><text:tab/><text:tab/>if(current-&gt;priority&lt; thread_current()-<text:tab/><text:tab/><text:tab/><text:tab/><text:tab/><text:tab/>&gt;virtual_priority){</text:p>
      <text:p text:style-name="P17"><text:s text:c="8"/><text:tab/><text:tab/><text:tab/><text:tab/>current-&gt;priority = thread_current()-<text:tab/><text:tab/><text:tab/><text:tab/><text:tab/><text:tab/>&gt;virtual_priority;</text:p>
      <text:p text:style-name="P17"><text:s text:c="6"/><text:tab/><text:tab/><text:tab/>}</text:p>
      <text:p text:style-name="P17"><text:s text:c="6"/><text:tab/><text:tab/><text:tab/>current=holder-&gt;waiting;</text:p>
      <text:p text:style-name="P17"><text:s text:c="6"/><text:tab/><text:tab/><text:tab/>if(current==NULL){</text:p>
      <text:p text:style-name="P17"><text:s text:c="8"/><text:tab/><text:tab/><text:tab/><text:tab/>break;</text:p>
      <text:p text:style-name="P17"><text:s text:c="6"/><text:tab/><text:tab/><text:tab/>}</text:p>
      <text:p text:style-name="P17"><text:s text:c="6"/><text:tab/><text:tab/>holder=current-&gt;holder;</text:p>
      <text:p text:style-name="P17"><text:s text:c="4"/><text:tab/><text:tab/>}</text:p>
      <text:p text:style-name="P17"><text:s text:c="2"/><text:tab/>}</text:p>
      <text:p text:style-name="P17"><text:s text:c="2"/><text:tab/>sema_down (&amp;lock-&gt;semaphore);</text:p>
      <text:p text:style-name="P17"><text:s text:c="2"/><text:tab/>lock-&gt;holder = thread_current ();</text:p>
      <text:p text:style-name="P17"><text:s text:c="2"/><text:tab/>lock-&gt;holder-&gt;waiting=NULL;</text:p>
      <text:p text:style-name="P17"><text:s text:c="2"/><text:tab/>list_push_back(&amp;lock-&gt;holder-&gt;locks, &amp;lock-&gt;elem);</text:p>
      <text:p text:style-name="P17"><text:tab/>}</text:p>
      <text:p text:style-name="P17"/>
      <text:p text:style-name="P17"/>
      <text:p text:style-name="P19">When releasing the lock if there is no other locks that the thread is holding then we donate it’s original priority to the thread again. If there is still we donate the biggest priority that the lock list has.</text:p>
      <text:list xml:id="list4091585111" text:style-name="L14">
        <text:list-item>
          <text:p text:style-name="P20">Void lock_release (struct lock *lock);</text:p>
        </text:list-item>
      </text:list>
      <text:p text:style-name="P19"/>
      <text:p text:style-name="P19"/>
      <text:p text:style-name="P19">COND_wait sets the priority of the semaphore depending on the thread that is using it.</text:p>
      <text:p text:style-name="P19">COND_signal, signal to the biggest semaphore priority</text:p>
      <text:p text:style-name="P19"/>
      <text:list xml:id="list3161536915" text:style-name="L15">
        <text:list-item>
          <text:p text:style-name="P26"><text:span text:style-name="T11">void cond_wait</text:span></text:p>
        </text:list-item>
        <text:list-item>
          <text:p text:style-name="P26"><text:span text:style-name="T11">void cond_signal</text:span></text:p>
        </text:list-item>
      </text:list>
      <text:p text:style-name="P3"><text:line-break/><text:span text:style-name="T2">---- SYNCHRONIZATION ----</text:span></text:p>
      <text:list xml:id="list368634418" text:style-name="L16">
        <text:list-item>
          <text:p text:style-name="P27"><text:span text:style-name="T4">Priority Scheduling:</text:span></text:p>
          <text:list>
            <text:list-item>
              <text:p text:style-name="P34"><text:span text:style-name="T2">Suppose you have multiple threads each with a different priority, they first get created all one by one, each time one is created the OS checks the list of ready threads and sorts them from largest to smallest and then yields which schedules the largest thread available.</text:span></text:p>
            </text:list-item>
            <text:list-item>
              <text:p text:style-name="P35"><text:soft-page-break/><text:span text:style-name="T2">If there is multiple threads holding the same lock the biggest priority is ran first. And if that any thread with the highest priority is waiting for a lower priority thread the priority is donated down the waiting chain.</text:span></text:p>
            </text:list-item>
            <text:list-item>
              <text:p text:style-name="P35"><text:span text:style-name="T2">Semaphores also has a priority depending on which thread is currently holding them and they also resolve from largest to smallest priority.<text:tab/></text:span></text:p>
            </text:list-item>
          </text:list>
        </text:list-item>
      </text:list>
      <text:p text:style-name="P4"><text:line-break/><text:line-break/><text:span text:style-name="T2">---- RATIONALE ----</text:span></text:p>
      <text:p text:style-name="P33"/>
      <text:list xml:id="list1218892107" text:style-name="L18">
        <text:list-item>
          <text:p text:style-name="P21">The design is aimed for the least memory consumption, most values are gotten from calling other functions for example instead of creating a thread to point at the current thread, we just call thread_current()</text:p>
        </text:list-item>
        <text:list-item>
          <text:p text:style-name="P21">Which unfortunately makes the code less readable and multiple calls of the same function takes time to put the call on the stack and off the stack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sans-serif" svg:font-family="sans-serif"/>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6T00:11:38.597331634</meta:creation-date>
    <dc:date>2022-05-26T01:57:31.107165628</dc:date>
    <meta:editing-duration>PT8M58S</meta:editing-duration>
    <meta:editing-cycles>1</meta:editing-cycles>
    <meta:document-statistic meta:table-count="0" meta:image-count="0" meta:object-count="0" meta:page-count="5" meta:paragraph-count="140" meta:word-count="785" meta:character-count="5971" meta:non-whitespace-character-count="4677"/>
    <meta:generator>LibreOffice/6.0.7.3$Linux_X86_64 LibreOffice_project/00m0$Build-3</meta:generator>
  </office:meta>
</office:document-meta>
</file>